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5.893cm"/>
    </style:style>
    <style:style style:name="Table1.C" style:family="table-column">
      <style:table-column-properties style:column-width="7.863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718cm"/>
    </style:style>
    <style:style style:name="P1" style:family="paragraph" style:parent-style-name="Standard">
      <style:text-properties officeooo:paragraph-rsid="000a51fc"/>
    </style:style>
    <style:style style:name="P2" style:family="paragraph" style:parent-style-name="Standard">
      <style:text-properties officeooo:rsid="000a51fc" officeooo:paragraph-rsid="000a51fc"/>
    </style:style>
    <style:style style:name="P3" style:family="paragraph" style:parent-style-name="Table_20_Contents">
      <style:text-properties fo:font-size="14pt" fo:font-weight="bold" officeooo:rsid="00163a0b" officeooo:paragraph-rsid="000a51f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officeooo:rsid="00163a0b" officeooo:paragraph-rsid="000a51fc" style:font-size-asian="14pt" style:font-size-complex="14pt"/>
    </style:style>
    <style:style style:name="P5" style:family="paragraph" style:parent-style-name="Table_20_Contents">
      <style:text-properties fo:font-size="14pt" officeooo:paragraph-rsid="000a51fc" style:font-size-asian="14pt" style:font-size-complex="14pt"/>
    </style:style>
    <style:style style:name="P6" style:family="paragraph" style:parent-style-name="Table_20_Contents">
      <style:text-properties fo:font-size="14pt" officeooo:rsid="000a51fc" officeooo:paragraph-rsid="000e209b" style:font-size-asian="14pt" style:font-size-complex="14pt"/>
    </style:style>
    <style:style style:name="P7" style:family="paragraph" style:parent-style-name="Table_20_Contents">
      <style:text-properties officeooo:paragraph-rsid="000a51fc"/>
    </style:style>
    <style:style style:name="P8" style:family="paragraph" style:parent-style-name="Table_20_Contents">
      <style:text-properties fo:font-size="14pt" officeooo:rsid="000a51fc" officeooo:paragraph-rsid="000e209b" style:font-size-asian="14pt" style:font-size-complex="14pt"/>
    </style:style>
    <style:style style:name="P9" style:family="paragraph" style:parent-style-name="Table_20_Contents">
      <style:text-properties fo:font-size="14pt" officeooo:rsid="000a51fc" officeooo:paragraph-rsid="000cd4ba" style:font-size-asian="14pt" style:font-size-complex="14pt"/>
    </style:style>
    <style:style style:name="P10" style:family="paragraph" style:parent-style-name="Standard" style:list-style-name="L1">
      <style:text-properties officeooo:rsid="000a51fc" officeooo:paragraph-rsid="000a51fc"/>
    </style:style>
    <style:style style:name="P11" style:family="paragraph" style:parent-style-name="Standard" style:list-style-name="L1">
      <style:text-properties officeooo:rsid="000a51fc" officeooo:paragraph-rsid="000af1f4"/>
    </style:style>
    <style:style style:name="P12" style:family="paragraph" style:parent-style-name="Standard" style:list-style-name="L1">
      <style:text-properties officeooo:rsid="000ab211" officeooo:paragraph-rsid="000ab211"/>
    </style:style>
    <style:style style:name="P13" style:family="paragraph" style:parent-style-name="Standard">
      <style:text-properties officeooo:paragraph-rsid="000a51fc"/>
    </style:style>
    <style:style style:name="P14" style:family="paragraph" style:parent-style-name="Standard">
      <style:text-properties officeooo:rsid="000fb326" officeooo:paragraph-rsid="000fb326"/>
    </style:style>
    <style:style style:name="T1" style:family="text">
      <style:text-properties officeooo:rsid="00163a0b"/>
    </style:style>
    <style:style style:name="T2" style:family="text">
      <style:text-properties fo:font-size="14pt" officeooo:rsid="000a51fc" style:font-size-asian="14pt" style:font-size-complex="14pt"/>
    </style:style>
    <style:style style:name="T3" style:family="text">
      <style:text-properties fo:font-size="14pt" officeooo:rsid="00163a0b" style:font-size-asian="14pt" style:font-size-complex="14pt"/>
    </style:style>
    <style:style style:name="T4" style:family="text">
      <style:text-properties fo:font-size="14pt" officeooo:rsid="000af1f4" style:font-size-asian="14pt" style:font-size-complex="14pt"/>
    </style:style>
    <style:style style:name="T5" style:family="text">
      <style:text-properties fo:font-size="14pt" officeooo:rsid="000c7445" style:font-size-asian="14pt" style:font-size-complex="14pt"/>
    </style:style>
    <style:style style:name="T6" style:family="text">
      <style:text-properties officeooo:rsid="000ab211"/>
    </style:style>
    <style:style style:name="T7" style:family="text">
      <style:text-properties officeooo:rsid="000af1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2286332819" text:style-name="L1">
        <text:list-item>
          <text:p text:style-name="P10">Winkelzeichnen mit Geodreieck</text:p>
        </text:list-item>
        <text:list-item>
          <text:p text:style-name="P10">Daten und Zufall</text:p>
        </text:list-item>
        <text:list-item>
          <text:p text:style-name="P10">Zentrische Streckung</text:p>
        </text:list-item>
        <text:list-item>
          <text:p text:style-name="P11">Zirkel </text:p>
        </text:list-item>
        <text:list-item>
          <text:p text:style-name="P10">Variabeln und Terme</text:p>
        </text:list-item>
        <text:list-item>
          <text:p text:style-name="P12">Lineare Gleichungssysteme</text:p>
        </text:list-item>
        <text:list-item>
          <text:p text:style-name="P10">Brüche, <text:span text:style-name="T7">Prozentwert, Zinsen</text:span></text:p>
          <text:p text:style-name="P10"/>
        </text:list-item>
      </text:list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45745923360">
          <table:table-cell table:style-name="Table1.A1" office:value-type="string">
            <text:p text:style-name="P3">Woche</text:p>
          </table:table-cell>
          <table:table-cell table:style-name="Table1.A1" office:value-type="string">
            <text:p text:style-name="P3">Montag Stunde</text:p>
          </table:table-cell>
          <table:table-cell table:style-name="Table1.C1" office:value-type="string">
            <text:p text:style-name="P3">Mittwoch Stunde</text:p>
          </table:table-cell>
        </table:table-row>
        <table:table-row table:style-name="TableLine94145746360576">
          <table:table-cell table:style-name="Table1.A2" office:value-type="string">
            <text:p text:style-name="P4">KW 20 12.05</text:p>
          </table:table-cell>
          <table:table-cell table:style-name="Table1.A2" office:value-type="string">
            <text:p text:style-name="P5"><text:s/><text:span text:style-name="T1">Entfällt</text:span></text:p>
          </table:table-cell>
          <table:table-cell table:style-name="Table1.C2" office:value-type="string">
            <text:p text:style-name="P7"><text:span text:style-name="T2">Wahrscheinlichkeit S. 50 A16</text:span><text:span text:style-name="T3">, </text:span><text:span text:style-name="T2">S. 52 A22, S. 93 f) g), </text:span><text:span text:style-name="T4">S.80 A2, </text:span><text:span text:style-name="T5">S81 A4</text:span></text:p>
          </table:table-cell>
        </table:table-row>
        <table:table-row table:style-name="TableLine94145697831696">
          <table:table-cell table:style-name="Table1.A2" office:value-type="string">
            <text:p text:style-name="P4">KW 21 19.05 </text:p>
          </table:table-cell>
          <table:table-cell table:style-name="Table1.A2" office:value-type="string">
            <text:p text:style-name="P6">Variabeln und Terme S.51 A18 </text:p>
          </table:table-cell>
          <table:table-cell table:style-name="Table1.C2" office:value-type="string">
            <text:p text:style-name="P6"><text:s/><text:span text:style-name="T6">Lineare Gleichingssysteme</text:span></text:p>
          </table:table-cell>
        </table:table-row>
        <table:table-row table:style-name="TableLine94145677437328">
          <table:table-cell table:style-name="Table1.A2" office:value-type="string">
            <text:p text:style-name="P4">KW 22 26.05</text:p>
          </table:table-cell>
          <table:table-cell table:style-name="Table1.A2" office:value-type="string">
            <text:p text:style-name="P6">Brüche, Prozentwert und Zinsen</text:p>
          </table:table-cell>
          <table:table-cell table:style-name="Table1.C2" office:value-type="string">
            <text:p text:style-name="P9">Zentrische Streckung + Zirkel</text:p>
          </table:table-cell>
        </table:table-row>
        <table:table-row table:style-name="Table1.5">
          <table:table-cell table:style-name="Table1.A2" office:value-type="string">
            <text:p text:style-name="P4">KW 23 02.06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4">26.05 – Lineare Gleichungssysteme</text:p>
      <text:p text:style-name="P14"/>
      <text:p text:style-name="P14">28.05 - <text:span text:style-name="T2">Prozentwert und Zinsen</text:span></text:p>
      <text:p text:style-name="P14"/>
      <text:p text:style-name="P14">02.05 - </text:p>
      <text:p text:style-name="P14"/>
      <text:p text:style-name="P14">04.05 – leichte gemischte Aufgaben</text:p>
      <text:p text:style-name="P1"/>
      <text:p text:style-name="P2">ZP 05.0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6:20:35.655887206</meta:creation-date>
    <dc:date>2025-05-20T15:48:18.561179092</dc:date>
    <meta:editing-duration>PT1H9M38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1" meta:paragraph-count="26" meta:word-count="89" meta:character-count="534" meta:non-whitespace-character-count="470"/>
  </office:meta>
</office:document-meta>
</file>